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Websho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→ Unser Logo made by Tob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1:40:57.247954934</meta:creation-date>
    <dc:date>2019-03-28T13:06:56.939585643</dc:date>
    <meta:editing-duration>PT57M49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